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3.3</text:p>
      <text:p text:style-name="Standard"/>
      <text:p text:style-name="Standard">Neues jannlab:</text:p>
      <text:p text:style-name="Standard"/>
      <text:p text:style-name="Standard"/>
      <text:p text:style-name="Standard">4 zellen</text:p>
      <text:p text:style-name="Standard"/>
      <text:p text:style-name="Standard">1/2 input, convergiert nach 5000 epochen,</text:p>
      <text:p text:style-name="Standard"/>
      <text:p text:style-name="Standard">0 input, convergiert nach 10.000 epochen</text:p>
      <text:p text:style-name="Standard"/>
      <text:p text:style-name="Standard">random input konvergiert auch gut</text:p>
      <text:p text:style-name="Standard"/>
      <text:p text:style-name="Standard">2 zellen:</text:p>
      <text:p text:style-name="Standard">reichen nicht</text:p>
      <text:p text:style-name="Standard">3 zellen super</text:p>
      <text:p text:style-name="Standard"/>
      <text:p text:style-name="Standard">2d:</text:p>
      <text:p text:style-name="Standard"/>
      <text:p text:style-name="Standard"/>
      <text:p text:style-name="Standard">neue view aber nur spielerei, kann nicht </text:p>
      <text:p text:style-name="Standard"/>
      <text:p text:style-name="Standard">von input für screenshot 1. umdrehung rausschneiden, um diese hacken nicht zu haben die da sind wegen fehlender initialisierung</text:p>
      <text:p text:style-name="Standard"/>
      <text:p text:style-name="Standard"/>
      <text:p text:style-name="Standard">interessanteres system: system führt nur 1 bounce aus, immer wenn eine input 1 kommt wird neuer impuls ausgeführt. </text:p>
      <text:p text:style-name="Standard"/>
      <text:p text:style-name="Standard"/>
      <text:p text:style-name="Standard">15.03</text:p>
      <text:p text:style-name="Standard">screenshot klare zuordnung von zelle zu event</text:p>
      <text:p text:style-name="Standard">welche aktivierung führt zum auslösen dieses outputgates und kann das vllt schon früher ausgelöst/erzwungen werden?</text:p>
      <text:p text:style-name="Standard"/>
      <text:p text:style-name="Standard">17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10M26S</meta:editing-duration>
    <meta:editing-cycles>4</meta:editing-cycles>
    <meta:generator>OpenOffice/4.1.3$Win32 OpenOffice.org_project/413m1$Build-9783</meta:generator>
    <dc:date>2017-04-18T15:14:49.71</dc:date>
    <meta:document-statistic meta:table-count="0" meta:image-count="0" meta:object-count="0" meta:page-count="1" meta:paragraph-count="17" meta:word-count="98" meta:character-count="631"/>
    <meta:user-defined meta:name="Info 1"/>
    <meta:user-defined meta:name="Info 2"/>
    <meta:user-defined meta:name="Info 3"/>
    <meta:user-defined meta:name="Info 4"/>
  </office:meta>
</office:document-meta>
</file>